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134.53mm"/>
    </style:style>
    <style:style style:name="co4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false"/>
    </style:style>
    <style:style style:name="ce2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3" style:family="table-cell" style:parent-style-name="Default" style:data-style-name="N10000">
      <style:table-cell-properties fo:wrap-option="wrap"/>
      <style:text-properties fo:hyphenate="false"/>
    </style:style>
    <style:style style:name="ce4" style:family="table-cell" style:parent-style-name="Default" style:data-style-name="N10000">
      <style:table-cell-properties fo:background-color="#ffff66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false"/>
    </style:style>
    <style:style style:name="ce5" style:family="table-cell" style:parent-style-name="Default" style:data-style-name="N10000">
      <style:table-cell-properties fo:wrap-option="wrap"/>
      <style:text-properties fo:font-weight="bold" style:font-weight-asian="bold" style:font-weight-complex="bold" fo:hyphenate="fals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00">
      <style:table-cell-properties fo:wrap-option="wrap"/>
      <style:text-properties fo:font-weight="normal" style:font-weight-asian="normal" style:font-weight-complex="normal" fo:hyphenate="false"/>
    </style:style>
    <style:style style:name="ce8" style:family="table-cell" style:parent-style-name="Default" style:data-style-name="N10000">
      <style:table-cell-properties fo:wrap-option="wrap"/>
      <style:text-properties style:font-name="Liberation Sans" style:font-name-asian="AR PL SungtiL GB" style:font-name-complex="FreeSans" fo:hyphenate="false"/>
    </style:style>
    <style:style style:name="ce9" style:family="table-cell" style:parent-style-name="Default">
      <style:text-properties fo:color="#228b22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 table:number-columns-spanned="2" table:number-rows-spanned="1">
            <text:p>Geração da malha</text:p>
          </table:table-cell>
          <table:covered-table-cell/>
          <table:table-cell/>
          <table:table-cell table:style-name="ce5" office:value-type="string" calcext:value-type="string">
            <text:p>Hmax</text:p>
          </table:table-cell>
          <table:table-cell table:style-name="ce5" office:value-type="string" calcext:value-type="string">
            <text:p>Nós</text:p>
          </table:table-cell>
          <table:table-cell table:style-name="ce5" office:value-type="string" calcext:value-type="string">
            <text:p>Elementos</text:p>
          </table:table-cell>
          <table:table-cell table:style-name="ce2" table:number-columns-spanned="1" table:number-rows-spanned="2"/>
          <table:table-cell table:number-columns-repeated="1017"/>
        </table:table-row>
        <table:table-row table:style-name="ro1">
          <table:table-cell table:style-name="ce1" office:value-type="string" calcext:value-type="string">
            <text:p>0,2</text:p>
          </table:table-cell>
          <table:table-cell office:value-type="string" calcext:value-type="string">
            <text:p>5.78108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700" calcext:value-type="float">
            <text:p>1700</text:p>
          </table:table-cell>
          <table:table-cell office:value-type="float" office:value="3190" calcext:value-type="float">
            <text:p>3190</text:p>
          </table:table-cell>
          <table:covered-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0,1</text:p>
          </table:table-cell>
          <table:table-cell office:value-type="string" calcext:value-type="string">
            <text:p>84.36789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196" calcext:value-type="float">
            <text:p>2196</text:p>
          </table:table-cell>
          <table:table-cell office:value-type="float" office:value="4162" calcext:value-type="float">
            <text:p>4162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54" calcext:value-type="float">
            <text:p>3154</text:p>
          </table:table-cell>
          <table:table-cell office:value-type="float" office:value="6046" calcext:value-type="float">
            <text:p>604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5287" calcext:value-type="float">
            <text:p>5287</text:p>
          </table:table-cell>
          <table:table-cell office:value-type="float" office:value="10244" calcext:value-type="float">
            <text:p>102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1439" calcext:value-type="float">
            <text:p>11439</text:p>
          </table:table-cell>
          <table:table-cell office:value-type="float" office:value="22416" calcext:value-type="float">
            <text:p>224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style-name="ce2" office:value-type="float" office:value="44692" calcext:value-type="float">
            <text:p>44692</text:p>
          </table:table-cell>
          <table:table-cell office:value-type="float" office:value="88522" calcext:value-type="float">
            <text:p>8852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0,05</text:p>
          </table:table-cell>
          <table:table-cell office:value-type="float" office:value="176971" calcext:value-type="float">
            <text:p>176971</text:p>
          </table:table-cell>
          <table:table-cell office:value-type="float" office:value="352148" calcext:value-type="float">
            <text:p>35214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8" table:number-rows-spanned="1">
            <text:p>MATLAB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>
            <text:p>Solver</text:p>
          </table:table-cell>
          <table:table-cell table:style-name="ce5" office:value-type="string" calcext:value-type="string">
            <text:p>Hmax</text:p>
          </table:table-cell>
          <table:table-cell table:style-name="ce5" office:value-type="string" calcext:value-type="string">
            <text:p>Tempo</text:p>
          </table:table-cell>
          <table:table-cell table:style-name="ce5" office:value-type="string" calcext:value-type="string">
            <text:p>Memória Ini</text:p>
          </table:table-cell>
          <table:table-cell table:style-name="ce5" office:value-type="string" calcext:value-type="string">
            <text:p>Memoria Fim</text:p>
          </table:table-cell>
          <table:table-cell table:style-name="ce5" office:value-type="string" calcext:value-type="string">
            <text:p>Memo MiB</text:p>
          </table:table-cell>
          <table:table-cell table:style-name="ce5" office:value-type="string" calcext:value-type="string">
            <text:p>%CPU</text:p>
          </table:table-cell>
          <table:table-cell table:style-name="ce5" office:value-type="string" calcext:value-type="string">
            <text:p>OB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MATLAB</text:p>
          </table:table-cell>
          <table:table-cell office:value-type="float" office:value="0.6" calcext:value-type="float">
            <text:p>0.6</text:p>
          </table:table-cell>
          <table:table-cell table:style-name="ce7" office:value-type="float" office:value="0.390717" calcext:value-type="float">
            <text:p>0.390717</text:p>
          </table:table-cell>
          <table:table-cell office:value-type="float" office:value="513.8" calcext:value-type="float">
            <text:p>513.8</text:p>
          </table:table-cell>
          <table:table-cell office:value-type="float" office:value="535.9" calcext:value-type="float">
            <text:p>535.9</text:p>
          </table:table-cell>
          <table:table-cell office:value-type="float" office:value="22.1" calcext:value-type="float">
            <text:p>22.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table:style-name="ce7" office:value-type="float" office:value="0.524704" calcext:value-type="float">
            <text:p>0.524704</text:p>
          </table:table-cell>
          <table:table-cell office:value-type="float" office:value="530.3" calcext:value-type="float">
            <text:p>530.3</text:p>
          </table:table-cell>
          <table:table-cell office:value-type="float" office:value="567.3" calcext:value-type="float">
            <text:p>567.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table:style-name="ce7" office:value-type="string" calcext:value-type="string">
            <text:p>0.911115</text:p>
          </table:table-cell>
          <table:table-cell office:value-type="float" office:value="502.7" calcext:value-type="float">
            <text:p>502.7</text:p>
          </table:table-cell>
          <table:table-cell office:value-type="float" office:value="584.5" calcext:value-type="float">
            <text:p>584.5</text:p>
          </table:table-cell>
          <table:table-cell office:value-type="float" office:value="81.8" calcext:value-type="float">
            <text:p>81.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table:style-name="ce7" office:value-type="string" calcext:value-type="string">
            <text:p>2.572255</text:p>
          </table:table-cell>
          <table:table-cell office:value-type="float" office:value="574.1" calcext:value-type="float">
            <text:p>574.1</text:p>
          </table:table-cell>
          <table:table-cell office:value-type="float" office:value="789.3" calcext:value-type="float">
            <text:p>789.3</text:p>
          </table:table-cell>
          <table:table-cell office:value-type="float" office:value="215.2" calcext:value-type="float">
            <text:p>215.2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table:style-name="ce7" office:value-type="string" calcext:value-type="string">
            <text:p>21.337269</text:p>
          </table:table-cell>
          <table:table-cell office:value-type="float" office:value="541" calcext:value-type="float">
            <text:p>541</text:p>
          </table:table-cell>
          <table:table-cell table:formula="of:=1.5*1024" office:value-type="float" office:value="1536" calcext:value-type="float">
            <text:p>1536</text:p>
          </table:table-cell>
          <table:table-cell office:value-type="float" office:value="995" calcext:value-type="float">
            <text:p>99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covered-table-cell/>
          <table:table-cell office:value-type="float" office:value="0.1" calcext:value-type="float">
            <text:p>0.1</text:p>
          </table:table-cell>
          <table:table-cell table:number-columns-repeated="5" table:style-name="ce2" office:value-type="string" calcext:value-type="string">
            <text:p>x</text:p>
          </table:table-cell>
          <table:table-cell office:value-type="string" calcext:value-type="string">
            <text:p>Requested 44692x44692 (14.9GB) array exceeds maximum array size preference. Creation of arrays greater than this limit may take a long time and cause MATLAB to become unresponsi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CG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541897</text:p>
          </table:table-cell>
          <table:table-cell office:value-type="float" office:value="498.2" calcext:value-type="float">
            <text:p>498.2</text:p>
          </table:table-cell>
          <table:table-cell office:value-type="float" office:value="531.1" calcext:value-type="float">
            <text:p>531.1</text:p>
          </table:table-cell>
          <table:table-cell office:value-type="float" office:value="32.9" calcext:value-type="float">
            <text:p>32.9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0.789027</text:p>
          </table:table-cell>
          <table:table-cell office:value-type="float" office:value="512.7" calcext:value-type="float">
            <text:p>512.7</text:p>
          </table:table-cell>
          <table:table-cell office:value-type="float" office:value="548.9" calcext:value-type="float">
            <text:p>548.9</text:p>
          </table:table-cell>
          <table:table-cell office:value-type="float" office:value="36.1999999999999" calcext:value-type="float">
            <text:p>36.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1.563920</text:p>
          </table:table-cell>
          <table:table-cell office:value-type="float" office:value="516.4" calcext:value-type="float">
            <text:p>516.4</text:p>
          </table:table-cell>
          <table:table-cell office:value-type="float" office:value="587.7" calcext:value-type="float">
            <text:p>587.7</text:p>
          </table:table-cell>
          <table:table-cell office:value-type="float" office:value="71.3000000000001" calcext:value-type="float">
            <text:p>71.3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.562658</text:p>
          </table:table-cell>
          <table:table-cell office:value-type="float" office:value="519.8" calcext:value-type="float">
            <text:p>519.8</text:p>
          </table:table-cell>
          <table:table-cell office:value-type="float" office:value="730.5" calcext:value-type="float">
            <text:p>730.5</text:p>
          </table:table-cell>
          <table:table-cell office:value-type="float" office:value="210.7" calcext:value-type="float">
            <text:p>210.7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27.876141</text:p>
          </table:table-cell>
          <table:table-cell office:value-type="float" office:value="529.7" calcext:value-type="float">
            <text:p>529.7</text:p>
          </table:table-cell>
          <table:table-cell table:formula="of:=1.5*1024" office:value-type="float" office:value="1536" calcext:value-type="float">
            <text:p>1536</text:p>
          </table:table-cell>
          <table:table-cell office:value-type="float" office:value="1006.3" calcext:value-type="float">
            <text:p>1006.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>
          <table:covered-table-cell/>
          <table:table-cell office:value-type="float" office:value="0.1" calcext:value-type="float">
            <text:p>0.1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8" office:value-type="string" calcext:value-type="string">
            <text:p>Requested 44692x44692 (14.9GB) array exceeds maximum array size preference. Creation of arrays greater than this limit may take a long time and cause MATLAB to become unresponsi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4">
            <text:p>CG Sparse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5.114425" calcext:value-type="float">
            <text:p>5.114425</text:p>
          </table:table-cell>
          <table:table-cell office:value-type="string" calcext:value-type="string">
            <text:p>613,7</text:p>
          </table:table-cell>
          <table:table-cell office:value-type="string" calcext:value-type="string">
            <text:p>613,8</text:p>
          </table:table-cell>
          <table:table-cell office:value-type="float" office:value="0.099999999999909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6.30303" calcext:value-type="float">
            <text:p>6.30303</text:p>
          </table:table-cell>
          <table:table-cell office:value-type="string" calcext:value-type="string">
            <text:p>597,6</text:p>
          </table:table-cell>
          <table:table-cell office:value-type="string" calcext:value-type="string">
            <text:p>600,8</text:p>
          </table:table-cell>
          <table:table-cell office:value-type="float" office:value="3.19999999999993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79.396158" calcext:value-type="float">
            <text:p>79.396158</text:p>
          </table:table-cell>
          <table:table-cell office:value-type="string" calcext:value-type="string">
            <text:p>610,6</text:p>
          </table:table-cell>
          <table:table-cell office:value-type="string" calcext:value-type="string">
            <text:p>636,3</text:p>
          </table:table-cell>
          <table:table-cell office:value-type="float" office:value="25.6999999999999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05</text:p>
          </table:table-cell>
          <table:table-cell office:value-type="float" office:value="1379.017507" calcext:value-type="float">
            <text:p>1379.017507</text:p>
          </table:table-cell>
          <table:table-cell office:value-type="string" calcext:value-type="string">
            <text:p>627,6</text:p>
          </table:table-cell>
          <table:table-cell office:value-type="string" calcext:value-type="string">
            <text:p>799,8</text:p>
          </table:table-cell>
          <table:table-cell office:value-type="float" office:value="172.2" calcext:value-type="float">
            <text:p>172.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6">
            <text:p>EBE Seq</text:p>
          </table:table-cell>
          <table:table-cell office:value-type="string" calcext:value-type="string">
            <text:p>0,6</text:p>
          </table:table-cell>
          <table:table-cell office:value-type="float" office:value="6.082238" calcext:value-type="float">
            <text:p>6.082238</text:p>
          </table:table-cell>
          <table:table-cell table:style-name="ce8" office:value-type="string" calcext:value-type="string">
            <text:p>565,5</text:p>
          </table:table-cell>
          <table:table-cell office:value-type="string" calcext:value-type="string">
            <text:p>565,55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string" calcext:value-type="string">
            <text:p>0,5</text:p>
          </table:table-cell>
          <table:table-cell office:value-type="float" office:value="8.84496" calcext:value-type="float">
            <text:p>8.8449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560,1</text:p>
          </table:table-cell>
          <table:table-cell office:value-type="float" office:value="0.100000000000023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4</text:p>
          </table:table-cell>
          <table:table-cell office:value-type="float" office:value="16.518907" calcext:value-type="float">
            <text:p>16.518907</text:p>
          </table:table-cell>
          <table:table-cell office:value-type="string" calcext:value-type="string">
            <text:p>558,1</text:p>
          </table:table-cell>
          <table:table-cell office:value-type="string" calcext:value-type="string">
            <text:p>558,4</text:p>
          </table:table-cell>
          <table:table-cell office:value-type="float" office:value="0.299999999999955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3</text:p>
          </table:table-cell>
          <table:table-cell office:value-type="float" office:value="35.125817" calcext:value-type="float">
            <text:p>35.125817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559,3</text:p>
          </table:table-cell>
          <table:table-cell office:value-type="float" office:value="1.69999999999993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111.13326" calcext:value-type="float">
            <text:p>111.13326</text:p>
          </table:table-cell>
          <table:table-cell office:value-type="string" calcext:value-type="string">
            <text:p>563,2</text:p>
          </table:table-cell>
          <table:table-cell office:value-type="float" office:value="575" calcext:value-type="float">
            <text:p>575</text:p>
          </table:table-cell>
          <table:table-cell office:value-type="float" office:value="11.8" calcext:value-type="float">
            <text:p>11.8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996.990077" calcext:value-type="float">
            <text:p>996.990077</text:p>
          </table:table-cell>
          <table:table-cell office:value-type="string" calcext:value-type="string">
            <text:p>565,6</text:p>
          </table:table-cell>
          <table:table-cell office:value-type="string" calcext:value-type="string">
            <text:p>618,5</text:p>
          </table:table-cell>
          <table:table-cell office:value-type="float" office:value="52.9" calcext:value-type="float">
            <text:p>52.9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Matlab Sparse</text:p>
          </table:table-cell>
          <table:table-cell office:value-type="string" calcext:value-type="string">
            <text:p>0,3</text:p>
          </table:table-cell>
          <table:table-cell office:value-type="float" office:value="2.447401" calcext:value-type="float">
            <text:p>2.447401</text:p>
          </table:table-cell>
          <table:table-cell office:value-type="string" calcext:value-type="string">
            <text:p>597,8</text:p>
          </table:table-cell>
          <table:table-cell office:value-type="string" calcext:value-type="string">
            <text:p>597,85</text:p>
          </table:table-cell>
          <table:table-cell office:value-type="float" office:value="0.0500000000000682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6.158577" calcext:value-type="float">
            <text:p>6.158577</text:p>
          </table:table-cell>
          <table:table-cell office:value-type="string" calcext:value-type="string">
            <text:p>597,8</text:p>
          </table:table-cell>
          <table:table-cell office:value-type="string" calcext:value-type="string">
            <text:p>597,88</text:p>
          </table:table-cell>
          <table:table-cell office:value-type="float" office:value="0.0800000000000409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76.558448" calcext:value-type="float">
            <text:p>76.558448</text:p>
          </table:table-cell>
          <table:table-cell office:value-type="string" calcext:value-type="string">
            <text:p>597,8</text:p>
          </table:table-cell>
          <table:table-cell office:value-type="float" office:value="615" calcext:value-type="float">
            <text:p>615</text:p>
          </table:table-cell>
          <table:table-cell office:value-type="float" office:value="17.2" calcext:value-type="float">
            <text:p>17.2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ção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BE Colorido Seq</text:p>
          </table:table-cell>
          <table:table-cell office:value-type="float" office:value="0.000571" calcext:value-type="float">
            <text:p>0,000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E Colorido Parfor</text:p>
          </table:table-cell>
          <table:table-cell office:value-type="float" office:value="0.047704" calcext:value-type="float">
            <text:p>0,047704</text:p>
          </table:table-cell>
          <table:table-cell table:formula="of:=[.B2]/[.$B$1]" office:value-type="float" office:value="83.5446584938704" calcext:value-type="float">
            <text:p>83,5446584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BE Colorido SPMD</text:p>
          </table:table-cell>
          <table:table-cell office:value-type="float" office:value="0.0881" calcext:value-type="float">
            <text:p>0,0881</text:p>
          </table:table-cell>
          <table:table-cell table:formula="of:=[.B3]/[.$B$1]" office:value-type="float" office:value="154.290718038529" calcext:value-type="float">
            <text:p>154,290718038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Hmax = 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rSeq</text:p>
          </table:table-cell>
          <table:table-cell office:value-type="string" calcext:value-type="string">
            <text:p>CorPar</text:p>
          </table:table-cell>
          <table:table-cell office:value-type="string" calcext:value-type="string">
            <text:p>CorSPMD</text:p>
          </table:table-cell>
          <table:table-cell office:value-type="string" calcext:value-type="string">
            <text:p>Par x Seq</text:p>
          </table:table-cell>
          <table:table-cell office:value-type="string" calcext:value-type="string">
            <text:p>Par x SPM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47532" calcext:value-type="float">
            <text:p>0,047532</text:p>
          </table:table-cell>
          <table:table-cell office:value-type="float" office:value="0.116421" calcext:value-type="float">
            <text:p>0,116421</text:p>
          </table:table-cell>
          <table:table-cell table:formula="of:=[.G6]/[.$F6]" office:value-type="float" office:value="83.2434325744308" calcext:value-type="float">
            <text:p>83,2434325744</text:p>
          </table:table-cell>
          <table:table-cell table:formula="of:=[.H6]/[.$F6]" office:value-type="float" office:value="203.889667250438" calcext:value-type="float">
            <text:p>203,889667250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1062" calcext:value-type="float">
            <text:p>0,001062</text:p>
          </table:table-cell>
          <table:table-cell office:value-type="float" office:value="0.049351" calcext:value-type="float">
            <text:p>0,049351</text:p>
          </table:table-cell>
          <table:table-cell office:value-type="float" office:value="0.120587" calcext:value-type="float">
            <text:p>0,120587</text:p>
          </table:table-cell>
          <table:table-cell table:formula="of:=[.G7]/[.$F7]" office:value-type="float" office:value="46.469868173258" calcext:value-type="float">
            <text:p>46,4698681733</text:p>
          </table:table-cell>
          <table:table-cell table:formula="of:=[.H7]/[.$F7]" office:value-type="float" office:value="113.547080979284" calcext:value-type="float">
            <text:p>113,5470809793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,001892</text:p>
          </table:table-cell>
          <table:table-cell office:value-type="float" office:value="0.052699" calcext:value-type="float">
            <text:p>0,052699</text:p>
          </table:table-cell>
          <table:table-cell office:value-type="float" office:value="0.111426" calcext:value-type="float">
            <text:p>0,111426</text:p>
          </table:table-cell>
          <table:table-cell table:formula="of:=[.G8]/[.$F8]" office:value-type="float" office:value="27.8535940803383" calcext:value-type="float">
            <text:p>27,8535940803</text:p>
          </table:table-cell>
          <table:table-cell table:formula="of:=[.H8]/[.$F8]" office:value-type="float" office:value="58.8932346723044" calcext:value-type="float">
            <text:p>58,893234672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2333" calcext:value-type="float">
            <text:p>0,002333</text:p>
          </table:table-cell>
          <table:table-cell office:value-type="float" office:value="0.056806" calcext:value-type="float">
            <text:p>0,056806</text:p>
          </table:table-cell>
          <table:table-cell office:value-type="float" office:value="0.122062" calcext:value-type="float">
            <text:p>0,122062</text:p>
          </table:table-cell>
          <table:table-cell table:formula="of:=[.G9]/[.$F9]" office:value-type="float" office:value="24.3489069867124" calcext:value-type="float">
            <text:p>24,3489069867</text:p>
          </table:table-cell>
          <table:table-cell table:formula="of:=[.H9]/[.$F9]" office:value-type="float" office:value="52.3197599657094" calcext:value-type="float">
            <text:p>52,319759965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2522" calcext:value-type="float">
            <text:p>0,002522</text:p>
          </table:table-cell>
          <table:table-cell office:value-type="float" office:value="0.047217" calcext:value-type="float">
            <text:p>0,047217</text:p>
          </table:table-cell>
          <table:table-cell office:value-type="float" office:value="0.111044" calcext:value-type="float">
            <text:p>0,111044</text:p>
          </table:table-cell>
          <table:table-cell table:formula="of:=[.G10]/[.$F10]" office:value-type="float" office:value="18.7220459952419" calcext:value-type="float">
            <text:p>18,7220459952</text:p>
          </table:table-cell>
          <table:table-cell table:formula="of:=[.H10]/[.$F10]" office:value-type="float" office:value="44.03013481364" calcext:value-type="float">
            <text:p>44,0301348136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2645" calcext:value-type="float">
            <text:p>0,002645</text:p>
          </table:table-cell>
          <table:table-cell office:value-type="float" office:value="0.05154" calcext:value-type="float">
            <text:p>0,05154</text:p>
          </table:table-cell>
          <table:table-cell office:value-type="float" office:value="0.115532" calcext:value-type="float">
            <text:p>0,115532</text:p>
          </table:table-cell>
          <table:table-cell table:formula="of:=[.G11]/[.$F11]" office:value-type="float" office:value="19.4858223062382" calcext:value-type="float">
            <text:p>19,4858223062</text:p>
          </table:table-cell>
          <table:table-cell table:formula="of:=[.H11]/[.$F11]" office:value-type="float" office:value="43.6793950850662" calcext:value-type="float">
            <text:p>43,679395085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47404" calcext:value-type="float">
            <text:p>0,047404</text:p>
          </table:table-cell>
          <table:table-cell office:value-type="float" office:value="0.118788" calcext:value-type="float">
            <text:p>0,118788</text:p>
          </table:table-cell>
          <table:table-cell table:formula="of:=[.G12]/[.$F12]" office:value-type="float" office:value="17.200290275762" calcext:value-type="float">
            <text:p>17,2002902758</text:p>
          </table:table-cell>
          <table:table-cell table:formula="of:=[.H12]/[.$F12]" office:value-type="float" office:value="43.1015965166909" calcext:value-type="float">
            <text:p>43,10159651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042" calcext:value-type="float">
            <text:p>0,003042</text:p>
          </table:table-cell>
          <table:table-cell office:value-type="float" office:value="0.050195" calcext:value-type="float">
            <text:p>0,050195</text:p>
          </table:table-cell>
          <table:table-cell office:value-type="float" office:value="0.150579" calcext:value-type="float">
            <text:p>0,150579</text:p>
          </table:table-cell>
          <table:table-cell table:formula="of:=[.G13]/[.$F13]" office:value-type="float" office:value="16.5006574621959" calcext:value-type="float">
            <text:p>16,5006574622</text:p>
          </table:table-cell>
          <table:table-cell table:formula="of:=[.H13]/[.$F13]" office:value-type="float" office:value="49.5" calcext:value-type="float">
            <text:p>49,5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2985" calcext:value-type="float">
            <text:p>0,002985</text:p>
          </table:table-cell>
          <table:table-cell office:value-type="float" office:value="0.063873" calcext:value-type="float">
            <text:p>0,063873</text:p>
          </table:table-cell>
          <table:table-cell office:value-type="float" office:value="0.113791" calcext:value-type="float">
            <text:p>0,113791</text:p>
          </table:table-cell>
          <table:table-cell table:formula="of:=[.G14]/[.$F14]" office:value-type="float" office:value="21.3979899497487" calcext:value-type="float">
            <text:p>21,3979899497</text:p>
          </table:table-cell>
          <table:table-cell table:formula="of:=[.H14]/[.$F14]" office:value-type="float" office:value="38.1209380234506" calcext:value-type="float">
            <text:p>38,1209380235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58337" calcext:value-type="float">
            <text:p>0,058337</text:p>
          </table:table-cell>
          <table:table-cell office:value-type="float" office:value="0.123744" calcext:value-type="float">
            <text:p>0,123744</text:p>
          </table:table-cell>
          <table:table-cell table:formula="of:=[.G15]/[.$F15]" office:value-type="float" office:value="18.0833849969002" calcext:value-type="float">
            <text:p>18,0833849969</text:p>
          </table:table-cell>
          <table:table-cell table:formula="of:=[.H15]/[.$F15]" office:value-type="float" office:value="38.35833849969" calcext:value-type="float">
            <text:p>38,358338499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052877" calcext:value-type="float">
            <text:p>0,052877</text:p>
          </table:table-cell>
          <table:table-cell office:value-type="float" office:value="0.120053" calcext:value-type="float">
            <text:p>0,120053</text:p>
          </table:table-cell>
          <table:table-cell table:formula="of:=[.G16]/[.$F16]" office:value-type="float" office:value="16.3301420630019" calcext:value-type="float">
            <text:p>16,330142063</text:p>
          </table:table-cell>
          <table:table-cell table:formula="of:=[.H16]/[.$F16]" office:value-type="float" office:value="37.0762816553428" calcext:value-type="float">
            <text:p>37,07628165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oração</text:p>
          </table:table-cell>
          <table:table-cell office:value-type="float" office:value="0.9178" calcext:value-type="float">
            <text:p>0,9178</text:p>
          </table:table-cell>
          <table:table-cell table:style-name="ce9" office:value-type="float" office:value="0.9693" calcext:value-type="float">
            <text:p>0,9693</text:p>
          </table:table-cell>
          <table:table-cell office:value-type="float" office:value="0.9565" calcext:value-type="float">
            <text:p>0,95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pleto</text:p>
          </table:table-cell>
          <table:table-cell office:value-type="string" calcext:value-type="string">
            <text:p>4.532380</text:p>
          </table:table-cell>
          <table:table-cell office:value-type="string" calcext:value-type="string">
            <text:p>84.250123</text:p>
          </table:table-cell>
          <table:table-cell office:value-type="string" calcext:value-type="string">
            <text:p>219.3455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am</text:p>
          </table:table-cell>
          <table:table-cell office:value-type="float" office:value="28" calcext:value-type="float">
            <text:p>28</text:p>
          </table:table-cell>
          <table:table-cell table:formula="of:=27+24+23" office:value-type="float" office:value="74" calcext:value-type="float">
            <text:p>74</text:p>
          </table:table-cell>
          <table:table-cell table:formula="of:=19+12+11" office:value-type="float" office:value="42" calcext:value-type="float">
            <text:p>42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5" table:default-cell-style-name="ce3"/>
        <table:table-row table:style-name="ro1">
          <table:table-cell table:style-name="ce5" office:value-type="string" calcext:value-type="string">
            <text:p>Solver</text:p>
          </table:table-cell>
          <table:table-cell table:style-name="ce5" office:value-type="string" calcext:value-type="string">
            <text:p>Hmax</text:p>
          </table:table-cell>
          <table:table-cell table:style-name="ce5" office:value-type="string" calcext:value-type="string">
            <text:p>Tempo (s)</text:p>
          </table:table-cell>
          <table:table-cell table:style-name="ce5" office:value-type="string" calcext:value-type="string">
            <text:p>Memo (MiB)</text:p>
          </table:table-cell>
          <table:table-cell table:style-name="ce5" office:value-type="string" calcext:value-type="string">
            <text:p>%CPU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ATLAB</text:p>
          </table:table-cell>
          <table:table-cell office:value-type="float" office:value="0.6" calcext:value-type="float">
            <text:p>0.6</text:p>
          </table:table-cell>
          <table:table-cell table:style-name="ce7" office:value-type="float" office:value="0.390717" calcext:value-type="float">
            <text:p>0.390717</text:p>
          </table:table-cell>
          <table:table-cell office:value-type="float" office:value="22.1" calcext:value-type="float">
            <text:p>22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table:style-name="ce7" office:value-type="float" office:value="0.524704" calcext:value-type="float">
            <text:p>0.52470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table:style-name="ce7" office:value-type="float" office:value="0.911115" calcext:value-type="float">
            <text:p>0.911115</text:p>
          </table:table-cell>
          <table:table-cell office:value-type="float" office:value="81.8" calcext:value-type="float">
            <text:p>81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table:style-name="ce7" office:value-type="float" office:value="2.572255" calcext:value-type="float">
            <text:p>2.572255</text:p>
          </table:table-cell>
          <table:table-cell office:value-type="float" office:value="215.2" calcext:value-type="float">
            <text:p>215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table:style-name="ce7" office:value-type="float" office:value="21.337269" calcext:value-type="float">
            <text:p>21.337269</text:p>
          </table:table-cell>
          <table:table-cell office:value-type="float" office:value="995" calcext:value-type="float">
            <text:p>9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covered-table-cell/>
          <table:table-cell office:value-type="float" office:value="0.1" calcext:value-type="float">
            <text:p>0.1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ATLAB Sparse</text:p>
          </table:table-cell>
          <table:table-cell office:value-type="float" office:value="0.3" calcext:value-type="float">
            <text:p>0.3</text:p>
          </table:table-cell>
          <table:table-cell office:value-type="float" office:value="2.447401" calcext:value-type="float">
            <text:p>2.447401</text:p>
          </table:table-cell>
          <table:table-cell office:value-type="float" office:value="0.0500000000000682" calcext:value-type="float">
            <text:p>0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5"/>
          <table:table-cell office:value-type="float" office:value="0.2" calcext:value-type="float">
            <text:p>0.2</text:p>
          </table:table-cell>
          <table:table-cell office:value-type="float" office:value="6.158577" calcext:value-type="float">
            <text:p>6.158577</text:p>
          </table:table-cell>
          <table:table-cell office:value-type="float" office:value="0.0800000000000409" calcext:value-type="float">
            <text:p>0.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5"/>
          <table:table-cell office:value-type="float" office:value="0.1" calcext:value-type="float">
            <text:p>0.1</text:p>
          </table:table-cell>
          <table:table-cell office:value-type="float" office:value="76.558448" calcext:value-type="float">
            <text:p>76.558448</text:p>
          </table:table-cell>
          <table:table-cell office:value-type="float" office:value="17.2" calcext:value-type="float">
            <text:p>17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CG</text:p>
          </table:table-cell>
          <table:table-cell office:value-type="float" office:value="0.6" calcext:value-type="float">
            <text:p>0.6</text:p>
          </table:table-cell>
          <table:table-cell office:value-type="float" office:value="0.541897" calcext:value-type="float">
            <text:p>0.541897</text:p>
          </table:table-cell>
          <table:table-cell office:value-type="float" office:value="32.9" calcext:value-type="float">
            <text:p>32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0.789027" calcext:value-type="float">
            <text:p>0.789027</text:p>
          </table:table-cell>
          <table:table-cell office:value-type="float" office:value="36.1999999999999" calcext:value-type="float">
            <text:p>36.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office:value-type="float" office:value="1.56392" calcext:value-type="float">
            <text:p>1.56392</text:p>
          </table:table-cell>
          <table:table-cell office:value-type="float" office:value="71.3000000000001" calcext:value-type="float">
            <text:p>71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office:value-type="float" office:value="4.562658" calcext:value-type="float">
            <text:p>4.562658</text:p>
          </table:table-cell>
          <table:table-cell office:value-type="float" office:value="210.7" calcext:value-type="float">
            <text:p>210.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float" office:value="27.876141" calcext:value-type="float">
            <text:p>27.876141</text:p>
          </table:table-cell>
          <table:table-cell office:value-type="float" office:value="1006.3" calcext:value-type="float">
            <text:p>1006.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covered-table-cell/>
          <table:table-cell office:value-type="float" office:value="0.1" calcext:value-type="float">
            <text:p>0.1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CG Sparse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5.114425" calcext:value-type="float">
            <text:p>5.114425</text:p>
          </table:table-cell>
          <table:table-cell office:value-type="float" office:value="0.0999999999999091" calcext:value-type="float">
            <text:p>0.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float" office:value="6.30303" calcext:value-type="float">
            <text:p>6.30303</text:p>
          </table:table-cell>
          <table:table-cell office:value-type="float" office:value="3.19999999999993" calcext:value-type="float">
            <text:p>3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/>
          <table:table-cell office:value-type="float" office:value="0.1" calcext:value-type="float">
            <text:p>0.1</text:p>
          </table:table-cell>
          <table:table-cell office:value-type="float" office:value="79.396158" calcext:value-type="float">
            <text:p>79.396158</text:p>
          </table:table-cell>
          <table:table-cell office:value-type="float" office:value="25.6999999999999" calcext:value-type="float">
            <text:p>25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covered-table-cell/>
          <table:table-cell office:value-type="float" office:value="0.05" calcext:value-type="float">
            <text:p>0.05</text:p>
          </table:table-cell>
          <table:table-cell office:value-type="float" office:value="1379.017507" calcext:value-type="float">
            <text:p>1379.017507</text:p>
          </table:table-cell>
          <table:table-cell office:value-type="float" office:value="172.2" calcext:value-type="float">
            <text:p>172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6">
            <text:p>EBE Seq</text:p>
          </table:table-cell>
          <table:table-cell office:value-type="float" office:value="0.6" calcext:value-type="float">
            <text:p>0.6</text:p>
          </table:table-cell>
          <table:table-cell office:value-type="float" office:value="6.082238" calcext:value-type="float">
            <text:p>6.082238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1"/>
          <table:table-cell office:value-type="float" office:value="0.5" calcext:value-type="float">
            <text:p>0.5</text:p>
          </table:table-cell>
          <table:table-cell office:value-type="float" office:value="8.84496" calcext:value-type="float">
            <text:p>8.84496</text:p>
          </table:table-cell>
          <table:table-cell office:value-type="float" office:value="0.100000000000023" calcext:value-type="float">
            <text:p>0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5"/>
          <table:table-cell office:value-type="float" office:value="0.4" calcext:value-type="float">
            <text:p>0.4</text:p>
          </table:table-cell>
          <table:table-cell office:value-type="float" office:value="16.518907" calcext:value-type="float">
            <text:p>16.518907</text:p>
          </table:table-cell>
          <table:table-cell office:value-type="float" office:value="0.299999999999955" calcext:value-type="float">
            <text:p>0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5"/>
          <table:table-cell office:value-type="float" office:value="0.3" calcext:value-type="float">
            <text:p>0.3</text:p>
          </table:table-cell>
          <table:table-cell office:value-type="float" office:value="35.125817" calcext:value-type="float">
            <text:p>35.125817</text:p>
          </table:table-cell>
          <table:table-cell office:value-type="float" office:value="1.69999999999993" calcext:value-type="float">
            <text:p>1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5"/>
          <table:table-cell office:value-type="float" office:value="0.2" calcext:value-type="float">
            <text:p>0.2</text:p>
          </table:table-cell>
          <table:table-cell office:value-type="float" office:value="111.13326" calcext:value-type="float">
            <text:p>111.13326</text:p>
          </table:table-cell>
          <table:table-cell office:value-type="float" office:value="11.8" calcext:value-type="float">
            <text:p>11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5"/>
          <table:table-cell office:value-type="float" office:value="0.1" calcext:value-type="float">
            <text:p>0.1</text:p>
          </table:table-cell>
          <table:table-cell office:value-type="float" office:value="996.990077" calcext:value-type="float">
            <text:p>996.990077</text:p>
          </table:table-cell>
          <table:table-cell office:value-type="float" office:value="52.9" calcext:value-type="float">
            <text:p>52.9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11" loext:min-decimal-places="11" number:min-integer-digits="1"/>
    </number:number-style>
    <number:number-style style:name="N10122" number:language="en" number:country="US">
      <number:number number:decimal-places="10" loext:min-decimal-places="10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03:44:32.44820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7:40:50.547436043</meta:creation-date>
    <dc:date>2017-08-05T04:37:32.220282787</dc:date>
    <meta:editing-duration>P1DT13H48M25S</meta:editing-duration>
    <meta:editing-cycles>19</meta:editing-cycles>
    <meta:generator>LibreOffice/5.1.6.2$Linux_X86_64 LibreOffice_project/10m0$Build-2</meta:generator>
    <meta:document-statistic meta:table-count="3" meta:cell-count="396" meta:object-count="0"/>
  </office:meta>
</office:document-meta>
</file>